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ersionsandTestRestuls" style:family="table">
      <style:table-properties style:width="6.9146in" table:align="right"/>
    </style:style>
    <style:style style:name="VersionsandTestRestuls.A" style:family="table-column">
      <style:table-column-properties style:column-width="2.2958in"/>
    </style:style>
    <style:style style:name="VersionsandTestRestuls.B" style:family="table-column">
      <style:table-column-properties style:column-width="3.0056in"/>
    </style:style>
    <style:style style:name="VersionsandTestRestuls.C" style:family="table-column">
      <style:table-column-properties style:column-width="1.6132in"/>
    </style:style>
    <style:style style:name="VersionsandTestRestuls.A1" style:family="table-cell">
      <style:table-cell-properties fo:padding="0.0382in" fo:border-left="0.05pt solid #000000" fo:border-right="none" fo:border-top="0.05pt solid #000000" fo:border-bottom="0.05pt solid #000000"/>
    </style:style>
    <style:style style:name="VersionsandTestRestuls.C1" style:family="table-cell">
      <style:table-cell-properties fo:padding="0.0382in" fo:border="0.05pt solid #000000"/>
    </style:style>
    <style:style style:name="VersionsandTestRestuls.A2" style:family="table-cell">
      <style:table-cell-properties fo:padding="0.0382in" fo:border-left="0.05pt solid #000000" fo:border-right="none" fo:border-top="none" fo:border-bottom="0.05pt solid #000000"/>
    </style:style>
    <style:style style:name="VersionsandTestRestul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3cefd" officeooo:paragraph-rsid="00039141"/>
    </style:style>
    <style:style style:name="P2" style:family="paragraph" style:parent-style-name="Standard">
      <style:text-properties officeooo:rsid="00003d3f" officeooo:paragraph-rsid="00003d3f"/>
    </style:style>
    <style:style style:name="P3" style:family="paragraph" style:parent-style-name="Standard">
      <style:text-properties fo:font-weight="bold" officeooo:rsid="00003d3f" officeooo:paragraph-rsid="00003d3f" style:font-weight-asian="bold" style:font-weight-complex="bold"/>
    </style:style>
    <style:style style:name="P4" style:family="paragraph" style:parent-style-name="Standard">
      <style:text-properties officeooo:rsid="000144b8" officeooo:paragraph-rsid="000144b8"/>
    </style:style>
    <style:style style:name="P5" style:family="paragraph" style:parent-style-name="Standard">
      <style:text-properties fo:font-size="18pt" officeooo:rsid="00003d3f" officeooo:paragraph-rsid="00003d3f" style:font-size-asian="18pt" style:font-size-complex="18pt"/>
    </style:style>
    <style:style style:name="P6" style:family="paragraph" style:parent-style-name="Standard">
      <style:text-properties fo:font-size="16pt" officeooo:rsid="00003d3f" officeooo:paragraph-rsid="000144b8" style:font-size-asian="16pt" style:font-size-complex="16pt"/>
    </style:style>
    <style:style style:name="P7" style:family="paragraph" style:parent-style-name="Table_20_Heading">
      <style:text-properties officeooo:rsid="00003d3f" officeooo:paragraph-rsid="00003d3f"/>
    </style:style>
    <style:style style:name="P8" style:family="paragraph" style:parent-style-name="Table_20_Contents">
      <style:text-properties officeooo:rsid="00003d3f" officeooo:paragraph-rsid="00003d3f"/>
    </style:style>
    <style:style style:name="P9" style:family="paragraph" style:parent-style-name="Table_20_Contents">
      <style:text-properties officeooo:rsid="000144b8" officeooo:paragraph-rsid="000144b8"/>
    </style:style>
    <style:style style:name="P10" style:family="paragraph" style:parent-style-name="Table_20_Contents">
      <style:text-properties officeooo:rsid="0001b6e7" officeooo:paragraph-rsid="0001b6e7"/>
    </style:style>
    <style:style style:name="P11" style:family="paragraph" style:parent-style-name="Table_20_Contents">
      <style:text-properties officeooo:rsid="00042afb" officeooo:paragraph-rsid="00042afb"/>
    </style:style>
    <style:style style:name="P12" style:family="paragraph">
      <style:paragraph-properties fo:text-align="center"/>
    </style:style>
    <style:style style:name="T1" style:family="text">
      <style:text-properties officeooo:rsid="0003914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1b6e7" style:font-weight-asian="bold" style:font-weight-complex="bold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Production Order Tracking </text:span><text:span text:style-name="T5">Traveler</text:span><text:tab/> <text:s text:c="14"/><text:span text:style-name="T2">Humanistic Robotics, Inc.</text:span></text:p>
      <text:p text:style-name="P2"><draw:rect text:anchor-type="paragraph" draw:z-index="0" draw:style-name="gr1" draw:text-style-name="P12" svg:width="6.9776in" svg:height="2.6831in" svg:x="-0.0346in" svg:y="0.1354in"><text:p/></draw:rect></text:p>
      <text:p text:style-name="P4">Order Number:<text:span text:style-name="T3">____________________________</text:span></text:p>
      <text:p text:style-name="P4">Customer:<text:span text:style-name="T3">________________________________________________________</text:span></text:p>
      <text:p text:style-name="P2">Order Date:<text:span text:style-name="T3">_____________________</text:span> <text:s text:c="4"/>Promised Date:<text:span text:style-name="T3">_______________________</text:span></text:p>
      <text:p text:style-name="P2"/>
      <text:p text:style-name="P2">Part Number:________________________________________________________________________ <text:s text:c="11"/></text:p>
      <text:p text:style-name="P2"/>
      <text:p text:style-name="P2">Custom Configurations: <text:span text:style-name="T3">_______________________________________________ ______________________________________________________________ ______________________________________________________________</text:span></text:p>
      <text:p text:style-name="P6">______________________________________________________________</text:p>
      <text:p text:style-name="P2"/>
      <text:p text:style-name="P2"/>
      <text:p text:style-name="P2"/>
      <table:table table:name="VersionsandTestRestuls" table:style-name="VersionsandTestRestuls">
        <table:table-column table:style-name="VersionsandTestRestuls.A"/>
        <table:table-column table:style-name="VersionsandTestRestuls.B"/>
        <table:table-column table:style-name="VersionsandTestRestuls.C"/>
        <table:table-header-rows>
          <table:table-row>
            <table:table-cell table:style-name="VersionsandTestRestuls.A1" office:value-type="string">
              <text:p text:style-name="P3">Part</text:p>
            </table:table-cell>
            <table:table-cell table:style-name="VersionsandTestRestuls.A1" office:value-type="string">
              <text:p text:style-name="P7">Value</text:p>
            </table:table-cell>
            <table:table-cell table:style-name="VersionsandTestRestuls.C1" office:value-type="string">
              <text:p text:style-name="P7">Operator Initial</text:p>
            </table:table-cell>
          </table:table-row>
        </table:table-header-rows>
        <table:table-row>
          <table:table-cell table:style-name="VersionsandTestRestuls.A2" office:value-type="string">
            <text:p text:style-name="P2">Board Type &amp; Version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2">Programmed CPLD Version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8">Programmed uC Firmware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10">Programmed Serial Number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8">Radio Type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8">Radio Serial Number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8">Radio Network ID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11">Enclosure Color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8">Final Test Result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9">Final Inspection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  <table:table-row>
          <table:table-cell table:style-name="VersionsandTestRestuls.A2" office:value-type="string">
            <text:p text:style-name="P9">Boxing and Packout</text:p>
          </table:table-cell>
          <table:table-cell table:style-name="VersionsandTestRestuls.A2" office:value-type="string">
            <text:p text:style-name="Table_20_Contents"/>
          </table:table-cell>
          <table:table-cell table:style-name="VersionsandTestRestuls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3cefd" officeooo:paragraph-rsid="00039141"/>
    </style:style>
    <style:style style:name="MT1" style:family="text">
      <style:text-properties officeooo:rsid="0003914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umanistic Robotics, Inc.<text:tab/><text:tab/>IFM-00<text:span text:style-name="MT1">1</text:span>-00</text:p>
        <text:p text:style-name="MP1"><text:tab/><text:tab/>10/15/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5:37:35.719187000</meta:creation-date>
    <dc:date>2014-01-07T10:30:11.608965000</dc:date>
    <meta:editing-duration>PT5M32S</meta:editing-duration>
    <meta:editing-cycles>5</meta:editing-cycles>
    <meta:generator>LibreOffice/4.1.3.2$MacOSX_x86 LibreOffice_project/70feb7d99726f064edab4605a8ab840c50ec57a</meta:generator>
    <meta:document-statistic meta:table-count="1" meta:image-count="0" meta:object-count="0" meta:page-count="1" meta:paragraph-count="23" meta:word-count="62" meta:character-count="881" meta:non-whitespace-character-count="808"/>
  </office:meta>
</office:document-meta>
</file>